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FieldHandler.newInstanc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ieldHandler.resetValue( Object 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ferenceFieldHandler.getValue( Object o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ferenceFieldHandler.newInstance( Object arg0 , Object [ ]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ieldHandler.setValue( Object object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